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draw:stroke="solid" draw:stroke-dash="Fine_20_Dashed" draw:marker-start="Arrow" draw:marker-start-width="0.3cm" draw:marker-end="Arrow" draw:marker-end-width="0.3cm" draw:fill="none" draw:textarea-vertical-align="middle"/>
    </style:style>
    <style:style style:name="gr9"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0"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1"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2" style:family="graphic" style:parent-style-name="objectwithoutfill">
      <style:graphic-properties draw:stroke="solid" draw:stroke-dash="Fine_20_Dashed" draw:marker-end="Arrow" draw:marker-end-width="0.3cm" draw:fill="none" draw:textarea-vertical-align="middl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T1"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2cm" svg:height="1.2cm" svg:x="11.2cm" svg:y="16.7cm">
          <text:p/>
          <draw:enhanced-geometry svg:viewBox="0 0 21600 21600" draw:type="rectangle" draw:enhanced-path="M 0 0 L 21600 0 21600 21600 0 21600 0 0 Z N"/>
        </draw:custom-shape>
        <draw:custom-shape draw:style-name="gr2" draw:text-style-name="P3" xml:id="id8" draw:id="id8" draw:layer="layout" svg:width="5.3cm" svg:height="1.7cm" svg:x="17.9cm" svg:y="4.1cm">
          <text:p text:style-name="P2"><text:span text:style-name="T1">SRS Model 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6" draw:id="id6" draw:layer="layout" svg:width="5.3cm" svg:height="1.7cm" svg:x="3.2cm" svg:y="4.1cm">
          <text:p text:style-name="P2"><text:span text:style-name="T1">SRS Model 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3.3cm" svg:y="7.4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19.6cm" svg:y="7.4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8.65cm" svg:y="10.769cm">
          <text:p/>
          <draw:enhanced-geometry svg:viewBox="0 0 21600 21600" draw:type="rectangle" draw:enhanced-path="M 0 0 L 21600 0 21600 21600 0 21600 0 0 Z N"/>
        </draw:custom-shape>
        <draw:custom-shape draw:style-name="gr3" draw:text-style-name="P4" xml:id="id4" draw:id="id4" draw:layer="layout" svg:width="3.6cm" svg:height="1.3cm" svg:x="3.2cm" svg:y="10.6cm">
          <text:p text:style-name="P2">Trigger SCU</text:p>
          <draw:enhanced-geometry svg:viewBox="0 0 21600 21600" draw:type="rectangle" draw:enhanced-path="M 0 0 L 21600 0 21600 21600 0 21600 0 0 Z N"/>
        </draw:custom-shape>
        <draw:frame draw:style-name="gr5" draw:text-style-name="P1" xml:id="id7" draw:id="id7" draw:layer="layout" svg:width="3.908cm" svg:height="2.931cm" svg:x="10.092cm" svg:y="16cm">
          <draw:image xlink:href="Pictures/10000000000004B0000003843A91EA37.png" xlink:type="simple" xlink:show="embed" xlink:actuate="onLoad">
            <text:p/>
          </draw:image>
        </draw:frame>
        <draw:line draw:style-name="gr6" draw:text-style-name="P1" draw:layer="layout" svg:x1="8.5cm" svg:y1="5.1cm" svg:x2="17.9cm" svg:y2="5.1cm">
          <text:p/>
        </draw:line>
        <draw:custom-shape draw:style-name="gr7" draw:text-style-name="P2" xml:id="id2" draw:id="id2" draw:layer="layout" svg:width="4.1cm" svg:height="1cm" svg:x="11.6cm" svg:y="9.5cm">
          <text:p text:style-name="P2">WR switch</text:p>
          <draw:enhanced-geometry svg:viewBox="0 0 21600 21600" draw:mirror-horizontal="false" draw:mirror-vertical="false" draw:type="rectangle" draw:enhanced-path="M 0 0 L 21600 0 21600 21600 0 21600 0 0 Z N"/>
        </draw:custom-shape>
        <draw:line draw:style-name="gr6" draw:text-style-name="P1" draw:layer="layout" svg:x1="5.9cm" svg:y1="5.8cm" svg:x2="5.9cm" svg:y2="7.4cm">
          <text:p/>
        </draw:line>
        <draw:line draw:style-name="gr6" draw:text-style-name="P1" draw:layer="layout" svg:x1="21.1cm" svg:y1="5.8cm" svg:x2="21.1cm" svg:y2="7.4cm">
          <text:p/>
        </draw:line>
        <draw:connector draw:style-name="gr8" draw:text-style-name="P1" draw:layer="layout" draw:type="curve" svg:x1="6.7cm" svg:y1="8.05cm" svg:x2="11.6cm" svg:y2="10cm" draw:start-shape="id1" draw:start-glue-point="1" draw:end-shape="id2" draw:end-glue-point="3" svg:d="M6700 8050c3675 0 1225 1950 4900 1950" svg:viewBox="0 0 4901 1951">
          <text:p/>
        </draw:connector>
        <draw:connector draw:style-name="gr8" draw:text-style-name="P1" draw:layer="layout" draw:type="curve" svg:x1="15.7cm" svg:y1="10cm" svg:x2="19.6cm" svg:y2="8.1cm" draw:start-shape="id2" draw:start-glue-point="1" draw:end-shape="id3" svg:d="M15700 10000c2925 0 975-1900 3900-1900" svg:viewBox="0 0 3901 1901">
          <text:p/>
        </draw:connector>
        <draw:connector draw:style-name="gr8" draw:text-style-name="P1" draw:layer="layout" draw:type="curve" svg:x1="6.8cm" svg:y1="11.25cm" svg:x2="13.65cm" svg:y2="10.5cm" draw:start-shape="id4" draw:start-glue-point="1" draw:end-shape="id2" draw:end-glue-point="2" svg:d="M6800 11250c4567 0 6850-250 6850-750" svg:viewBox="0 0 6851 751">
          <text:p/>
        </draw:connector>
        <draw:custom-shape draw:style-name="gr9" draw:text-style-name="P2" xml:id="id5" draw:id="id5" draw:layer="layout" svg:width="3.6cm" svg:height="2.1cm" svg:x="11.4cm" svg:y="6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draw:type="curve" svg:x1="13.2cm" svg:y1="8.1cm" svg:x2="13.65cm" svg:y2="9.5cm" draw:start-shape="id5" draw:start-glue-point="2" draw:end-shape="id2" draw:end-glue-point="0" svg:d="M13200 8100c0 1051 450 352 450 1400" svg:viewBox="0 0 451 1401">
          <text:p/>
        </draw:connector>
        <draw:custom-shape draw:style-name="gr10" draw:text-style-name="P1" draw:layer="layout" svg:width="9.576cm" svg:height="9.576cm" svg:x="1cm" svg:y="3.2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13.376cm" svg:height="13.376cm" svg:x="16.424cm" svg:y="0.2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line-skew="-2.099cm" svg:x1="3.2cm" svg:y1="4.95cm" svg:x2="10.092cm" svg:y2="17.465cm" draw:start-shape="id6" draw:start-glue-point="3" draw:end-shape="id7" draw:end-glue-point="3" svg:d="M3200 4950h-2600v12515h9492" svg:viewBox="0 0 9493 12516">
          <text:p/>
        </draw:connector>
        <draw:connector draw:style-name="gr12" draw:text-style-name="P1" draw:layer="layout" draw:line-skew="1.299cm" svg:x1="23.2cm" svg:y1="4.95cm" svg:x2="14cm" svg:y2="17.465cm" draw:start-shape="id8" draw:start-glue-point="1" draw:end-shape="id7" draw:end-glue-point="1" svg:d="M23200 4950h1800v12515h-11000" svg:viewBox="0 0 11001 12516">
          <text:p/>
        </draw:connector>
        <draw:connector draw:style-name="gr12" draw:text-style-name="P1" draw:layer="layout" svg:x1="5cm" svg:y1="11.9cm" svg:x2="12.2cm" svg:y2="16.7cm" draw:start-shape="id4" draw:start-glue-point="2" draw:end-shape="id9" draw:end-glue-point="0" svg:d="M5000 11900v2400h7200v2400" svg:viewBox="0 0 7201 48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0-21T19:14:02.779000000</dc:date>
    <meta:editing-duration>PT41M27S</meta:editing-duration>
    <meta:editing-cycles>1</meta:editing-cycles>
    <meta:document-statistic meta:object-count="22"/>
    <meta:generator>LibreOffice/4.4.4.3$Windows_x86 LibreOffice_project/2c39ebcf046445232b798108aa8a7e7d89552ea8</meta:generator>
  </office:meta>
</office:document-meta>
</file>